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64ef4" officeooo:paragraph-rsid="00464ef4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 style:parent-style-name="Standard">
      <style:text-properties officeooo:paragraph-rsid="0047b56c"/>
    </style:style>
    <style:style style:name="P20" style:family="paragraph" style:parent-style-name="Standard">
      <style:text-properties fo:font-size="8pt" officeooo:rsid="001b80c7" officeooo:paragraph-rsid="00490da6" style:font-size-asian="8pt" style:font-size-complex="8pt"/>
    </style:style>
    <style:style style:name="P21" style:family="paragraph" style:parent-style-name="Standard">
      <style:text-properties fo:font-size="8pt" officeooo:rsid="001b80c7" officeooo:paragraph-rsid="004bdb3d" style:font-size-asian="8pt" style:font-size-complex="8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7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2" svg:width="4.5cm" svg:height="1.2cm" draw:control="control7"/></text:p><text:p text:style-name="P19"><draw:control text:anchor-type="as-char" svg:y="-0.009cm" draw:z-index="26" draw:style-name="gr3" draw:text-style-name="P27" svg:width="4.5cm" svg:height="0.451cm" draw:control="control24"/></text:p><text:p text:style-name="Standard"><draw:control text:anchor-type="as-char" svg:y="-0.009cm" draw:z-index="9" draw:style-name="gr3" draw:text-style-name="P27" svg:width="4.5cm" svg:height="0.451cm" draw:control="control8"/></text:p><text:p text:style-name="Standard"><draw:control text:anchor-type="as-char" svg:y="-0.009cm" draw:z-index="10" draw:style-name="gr3" draw:text-style-name="P27" svg:width="4.5cm" svg:height="0.451cm" draw:control="control9"/></text:p><text:p text:style-name="Standard"/><text:p text:style-name="Standard"/><text:p text:style-name="P2"><text:s/>Mein Zeichen</text:p><text:p text:style-name="P17"><draw:control text:anchor-type="as-char" svg:y="-0.009cm" draw:z-index="11" draw:style-name="gr3" draw:text-style-name="P27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7" svg:width="4.5cm" svg:height="0.451cm" draw:control="control11"/></text:p><text:p text:style-name="P17"/><text:p text:style-name="P17"/><text:p text:style-name="P17"><draw:control text:anchor-type="as-char" svg:y="-0.009cm" draw:z-index="13" draw:style-name="gr3" draw:text-style-name="P22" svg:width="4.5cm" svg:height="0.451cm" draw:control="control12"/></text:p><text:p text:style-name="Kleine_20_Texte"><text:s/>Telefon<text:tab/><draw:control text:anchor-type="as-char" draw:z-index="14" draw:style-name="gr1" draw:text-style-name="P28" svg:width="3.241cm" svg:height="0.451cm" draw:control="control13"/></text:p><text:p text:style-name="Kleine_20_Texte"><text:s/>Telefax<text:tab/><draw:control text:anchor-type="as-char" draw:z-index="15" draw:style-name="gr1" draw:text-style-name="P28" svg:width="3.241cm" svg:height="0.451cm" draw:control="control14"/></text:p><text:p text:style-name="Standard"><draw:control text:anchor-type="as-char" svg:y="0.071cm" draw:z-index="16" draw:style-name="gr3" draw:text-style-name="P27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8" svg:width="3.241cm" svg:height="0.451cm" draw:control="control16"/></text:p><text:p text:style-name="Kleine_20_Texte"><text:s/>Telefax<text:tab/><draw:control text:anchor-type="as-char" draw:z-index="18" draw:style-name="gr1" draw:text-style-name="P28" svg:width="3.241cm" svg:height="0.451cm" draw:control="control17"/><text:tab/></text:p><text:p text:style-name="Standard"><draw:control text:anchor-type="as-char" svg:y="-0.009cm" draw:z-index="19" draw:style-name="gr3" draw:text-style-name="P27" svg:width="4.5cm" svg:height="0.451cm" draw:control="control18"/></text:p><text:p text:style-name="Standard"><draw:control text:anchor-type="as-char" svg:y="0.071cm" draw:z-index="20" draw:style-name="gr3" draw:text-style-name="P27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/><text:p text:style-name="P2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4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5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1" draw:style-name="gr3" draw:text-style-name="P25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519cm" draw:z-index="22" draw:style-name="gr3" draw:text-style-name="P25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3" draw:style-name="gr3" draw:text-style-name="P25" svg:width="8.914cm" svg:height="0.701cm" draw:control="control22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4" draw:style-name="gr4" draw:text-style-name="P29" svg:width="12.576cm" svg:height="2.251cm" svg:x="-0.088cm" svg:y="0cm" draw:control="control23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3"/>
      <text:p text:style-name="P1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59:15.616731941</dc:date>
    <dc:creator>Stefan Meyer</dc:creator>
    <meta:editing-duration>PT19H42M1S</meta:editing-duration>
    <meta:editing-cycles>98</meta:editing-cycles>
    <meta:document-statistic meta:table-count="0" meta:image-count="1" meta:object-count="0" meta:page-count="1" meta:paragraph-count="34" meta:word-count="117" meta:character-count="840" meta:non-whitespace-character-count="732"/>
  </office:meta>
</office:document-meta>
</file>